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7.855cm"/>
    </style:style>
    <style:style style:name="co3" style:family="table-column">
      <style:table-column-properties fo:break-before="auto" style:column-width="14.813cm"/>
    </style:style>
    <style:style style:name="co4" style:family="table-column">
      <style:table-column-properties fo:break-before="auto" style:column-width="2.6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4.911cm"/>
    </style:style>
    <style:style style:name="co12" style:family="table-column">
      <style:table-column-properties fo:break-before="auto" style:column-width="5.826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6.401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4.23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5.71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font-name="Courier New" fo:font-weight="normal" style:font-weight-asian="normal" style:font-weight-complex="normal"/>
    </style:style>
    <style:style style:name="ce1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Courier New" fo:font-weight="bold" style:font-weight-asian="bold" style:font-weight-complex="bold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normal" style:font-weight-asian="normal" style:font-weight-complex="normal"/>
    </style:style>
    <style:style style:name="T8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style:font-name="Liberation Sans" fo:font-weight="normal" style:font-weight-asian="normal" style:font-weight-complex="normal" fo:font-style="italic" style:font-style-asian="italic" style:font-style-complex="italic"/>
    </style:style>
    <style:style style:name="T9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style:font-name="Liberation Sans" fo:font-weight="normal" style:font-weight-asian="normal" style:font-weight-complex="normal" fo:font-style="normal" style:font-style-asian="normal" style:font-style-complex="normal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Explanations of 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Explanations to fill the fields of the input file to simulate plants with Rscript ‘<text:span text:style-name="T1">simul_data.R</text:span>’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General description of the program and the expected input file</text:p>
          </table:table-cell>
          <table:covered-table-cell table:style-name="Default"/>
          <table:covered-table-cell/>
          <table:table-cell/>
        </table:table-row>
        <table:table-row table:style-name="ro4">
          <table:table-cell table:style-name="ce14" office:value-type="string" calcext:value-type="string">
            <text:p>The program ‘simul_data.R’ generates pairs of simulated phyllotaxis sequences representing a <text:span text:style-name="T2">reference sequence</text:span> and a <text:span text:style-name="T2">test sequence</text:span></text:p>
            <text:p><text:span text:style-name="T3">Divergences between ref &amp; test come either from segmentation errors, permutations or noise on values</text:span></text:p>
            <text:p><text:span text:style-name="T3">Different situations can be simulated: divergences from initial sequences or comparison of two parallel measurements (e.g. manual/computer) </text:span></text:p>
            <text:p/>
            <text:p>In this input file, the user specifies the characteristics of the reference sequence and the scenario and parameters that modify it into the test sequence.</text:p>
            <text:p>Each row corresponds to a plant and will be used to generate the pair of reference and test sequence</text:p>
            <text:p/>
            <text:p>In output, the program will generate <text:span text:style-name="T2">4 tables</text:span> (.csv format) and (optionnaly) <text:span text:style-name="T2">1 plot file</text:span> (.pdf):</text:p>
            <text:p>- <text:span text:style-name="T4">reference_sequences.csv </text:span>: table with the <text:span text:style-name="T5">values</text:span> of angles and internodes of the reference sequence</text:p>
            <text:p><text:span text:style-name="T3">- </text:span><text:span text:style-name="T6">test_sequences.csv </text:span><text:span text:style-name="T7">: table with the </text:span><text:span text:style-name="T8">values</text:span><text:span text:style-name="T9"> of angles and internodes of the test sequence</text:span></text:p>
            <text:p><text:span text:style-name="T3">- </text:span><text:span text:style-name="T6">align_intervals.csv</text:span><text:span text:style-name="T7"> : table aligning each intervals of the reference and test sequences for all plants, with indications of the nature of the match/mismatch</text:span></text:p>
            <text:p><text:span text:style-name="T3">- </text:span><text:span text:style-name="T6">align_organs.csv</text:span><text:span text:style-name="T7"> : table aligning each intervals of the reference and test sequences for all plants, with indications of the nature of the match/mismatch</text:span></text:p>
            <text:p><text:span text:style-name="T3">- </text:span><text:span text:style-name="T6">SimulatedPairedSequences.pdf </text:span><text:span text:style-name="T7">: (optional) plots of the alignment of the test sequence against the reference sequence</text:span></text:p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Basic command lin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5" office:value-type="string" calcext:value-type="string">
            <text:p>Rscript simul_data.R --file this_input_file.csv –plots –verbose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Description of the fields in the input fil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2"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scription</text:p>
          </table:table-cell>
          <table:table-cell table:style-name="ce9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PlantID</text:p>
          </table:table-cell>
          <table:table-cell office:value-type="string" calcext:value-type="string">
            <text:p>[character string] ; cannot be empty</text:p>
          </table:table-cell>
          <table:table-cell office:value-type="string" calcext:value-type="string">
            <text:p>an arbitrary ID to keep track of plant data throughout analysis</text:p>
          </table:table-cell>
          <table:table-cell table:style-name="ce19" office:value-type="string" calcext:value-type="string">
            <text:p>MyPlant</text:p>
          </table:table-cell>
        </table:table-row>
        <table:table-row table:style-name="ro5">
          <table:table-cell office:value-type="string" calcext:value-type="string">
            <text:p>N_interval</text:p>
          </table:table-cell>
          <table:table-cell office:value-type="string" calcext:value-type="string">
            <text:p>[integer] ; cannot be empty</text:p>
          </table:table-cell>
          <table:table-cell office:value-type="string" calcext:value-type="string">
            <text:p>the number of <text:span text:style-name="T2">intervals</text:span> in the reference sequence</text:p>
            <text:p><text:span text:style-name="T11">Note</text:span>: number of organs = number of intervals + 1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organ_gain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18" office:value-type="string" calcext:value-type="string">
            <text:p>Convention = index(es) of the (unmodified) REFERENCE organ(s) that will be just AFTER the new insertion. Indexes are separated with commas</text:p>
            <text:p>Range = [1, N_interval <text:span text:style-name="T2">+ 2</text:span>]</text:p>
            <text:p>OR : to generate random organ insertion, enter « random » + nber of organs to add</text:p>
          </table:table-cell>
          <table:table-cell table:style-name="ce19" office:value-type="string" calcext:value-type="string">
            <text:p>4,16,20</text:p>
          </table:table-cell>
        </table:table-row>
        <table:table-row table:style-name="ro7">
          <table:table-cell office:value-type="string" calcext:value-type="string">
            <text:p>organ_loss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18" office:value-type="string" calcext:value-type="string">
            <text:p><text:span text:style-name="T3">indexes of the REFERENCE organ(s) to remove. Indexes are separated with commas.</text:span></text:p>
            <text:p><text:span text:style-name="T3">Range = [1, N_interval </text:span><text:span text:style-name="T12">+ 1</text:span><text:span text:style-name="T13">]</text:span></text:p>
            <text:p><text:span text:style-name="T3">OR : to generate random organ insertion, enter « random » + nber of organs to add</text:span></text:p>
          </table:table-cell>
          <table:table-cell table:style-name="ce19" office:value-type="string" calcext:value-type="string">
            <text:p>2,9,18</text:p>
          </table:table-cell>
        </table:table-row>
        <table:table-row table:style-name="ro5">
          <table:table-cell table:style-name="ce14" office:value-type="string" calcext:value-type="string">
            <text:p>Noise_or_Measures</text:p>
          </table:table-cell>
          <table:table-cell office:value-type="string" calcext:value-type="string">
            <text:p>[noise ; measures]</text:p>
          </table:table-cell>
          <table:table-cell office:value-type="string" calcext:value-type="string">
            <text:p>specifies the scenario that links the reference and the test sequence</text:p>
            <text:p>Case does not matter</text:p>
          </table:table-cell>
          <table:table-cell table:style-name="ce19" office:value-type="string" calcext:value-type="string">
            <text:p>measures</text:p>
          </table:table-cell>
        </table:table-row>
        <table:table-row table:style-name="ro7">
          <table:table-cell office:value-type="string" calcext:value-type="string">
            <text:p>measure1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(if ‘measures’ is selected in « Noise_or_Measures ») : in degree, noise (sd with gaussian distrib. of zero mean) affecting angle values of a first measurement method that will be considered as a trustful reference (e.g. manual measurements)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easure1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<text:span text:style-name="T3">(if ‘measures’ is selected in « Noise_or_Measures ») : in mm, noise (sd with gaussian distrib. of zero mean) affecting internode values of a first measurement method that will be considered as a trustful reference</text:span> (e.g. manual measurements)</text:p>
          </table:table-cell>
          <table:table-cell table:style-name="ce19" office:value-type="string" calcext:value-type="string">
            <text:p>0.5</text:p>
          </table:table-cell>
        </table:table-row>
        <table:table-row table:style-name="ro7">
          <table:table-cell office:value-type="string" calcext:value-type="string">
            <text:p>measure2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<text:span text:style-name="T3">(if ‘measures’ is selected in « Noise_or_Measures »)</text:span> : in degree, noise (sd with gaussian distrib. of zero mean) affecting angle values of a second measurement method that is meant to be compared to the reference measure1 (e.g. automated measurements)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 office:value-type="string" calcext:value-type="string">
            <text:p>measure2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<text:span text:style-name="T3">(if ‘measures’ is selected in « Noise_or_Measures ») : in mm, noise (sd with gaussian distrib. of zero mean) affecting internode values of a second measurement method that is meant to be compared to the reference measure1</text:span> (e.g. automated measurements)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sd_noise_level</text:p>
          </table:table-cell>
          <table:table-cell office:value-type="string" calcext:value-type="string">
            <text:p>[numeric] or 2-uplets or empty</text:p>
          </table:table-cell>
          <table:table-cell office:value-type="string" calcext:value-type="string">
            <text:p><text:span text:style-name="T3">(not taken into account if ‘measures’ is selected in « Noise_or_Measures »</text:span>)</text:p>
            <text:p><text:span text:style-name="T3">(a,b) noise sd values for </text:span><text:span text:style-name="T12">angles</text:span><text:span text:style-name="T13"> and </text:span><text:span text:style-name="T12">internodes</text:span><text:span text:style-name="T13">, respectively (order matters)</text:span></text:p>
            <text:p><text:span text:style-name="T3">If only one value is given, the same value is attributed to angles and internodes</text:span></text:p>
            <text:p><text:span text:style-name="T3">Range = [0, +inf]</text:span></text:p>
          </table:table-cell>
          <table:table-cell table:style-name="ce19" office:value-type="string" calcext:value-type="string">
            <text:p>(0.2,0.5)</text:p>
            <text:p>(or:) 0.1</text:p>
          </table:table-cell>
        </table:table-row>
        <table:table-row table:style-name="ro5">
          <table:table-cell office:value-type="string" calcext:value-type="string">
            <text:p>sd_noise_scale</text:p>
          </table:table-cell>
          <table:table-cell office:value-type="string" calcext:value-type="string">
            <text:p><text:span text:style-name="T10">[character string] ; </text:span>or empty</text:p>
          </table:table-cell>
          <table:table-cell table:style-name="ce18" office:value-type="string" calcext:value-type="string">
            <text:p>"mean", "sd", "absolute" (default is « mean ») : indicate which value of the sequence the noise sd specified before should be scaled to.</text:p>
          </table:table-cell>
          <table:table-cell table:style-name="ce19" office:value-type="string" calcext:value-type="string">
            <text:p>sd</text:p>
          </table:table-cell>
        </table:table-row>
        <table:table-row table:style-name="ro6">
          <table:table-cell office:value-type="string" calcext:value-type="string">
            <text:p>mean_noise_bias</text:p>
          </table:table-cell>
          <table:table-cell office:value-type="string" calcext:value-type="string">
            <text:p>[numeric] or 2-uplets or empty</text:p>
          </table:table-cell>
          <table:table-cell office:value-type="string" calcext:value-type="string">
            <text:p>(not taken into account if measure = TRUE)</text:p>
            <text:p><text:span text:style-name="T3">(a,b) noise mean values for </text:span><text:span text:style-name="T12">angles</text:span><text:span text:style-name="T13"> and </text:span><text:span text:style-name="T12">internodes</text:span><text:span text:style-name="T13">, respectively (order matters)</text:span></text:p>
            <text:p><text:span text:style-name="T3">Range = [0, +inf]</text:span></text:p>
            <text:p><text:span text:style-name="T14">default value = 0 = (0,0) if empty </text:span></text:p>
          </table:table-cell>
          <table:table-cell table:style-name="ce19"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permutation_length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maximum length (in mm) of an internode whose organ pair is susceptible to be permuted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rmutation_likelihood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probability to make a permutation when it's possible (ie when the length is small enough)</text:p>
            <text:p>Range = [0-1]</text:p>
          </table:table-cell>
          <table:table-cell table:style-name="ce19"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free field</text:p>
          </table:table-cell>
          <table:table-cell office:value-type="string" calcext:value-type="string">
            <text:p>free field for user personal use, will not be parsed by downstream program</text:p>
          </table:table-cell>
          <table:table-cell office:value-type="string" calcext:value-type="string">
            <text:p>testing some parameters</text:p>
          </table:table-cell>
        </table:table-row>
      </table:table>
      <table:table table:name="examp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0" table:default-cell-style-name="Default"/>
        <table:table-row table:style-name="ro2">
          <table:table-cell table:style-name="ce20" office:value-type="string" calcext:value-type="string">
            <text:p>PlantID</text:p>
          </table:table-cell>
          <table:table-cell table:style-name="ce20" office:value-type="string" calcext:value-type="string">
            <text:p>N_interval</text:p>
          </table:table-cell>
          <table:table-cell table:style-name="ce20" office:value-type="string" calcext:value-type="string">
            <text:p>organ_gain</text:p>
          </table:table-cell>
          <table:table-cell table:style-name="ce20" office:value-type="string" calcext:value-type="string">
            <text:p>organ_loss</text:p>
          </table:table-cell>
          <table:table-cell table:style-name="ce12" office:value-type="string" calcext:value-type="string">
            <text:p>Noise_or_Measures</text:p>
          </table:table-cell>
          <table:table-cell table:style-name="ce20" office:value-type="string" calcext:value-type="string">
            <text:p>measure1_angle_sd</text:p>
          </table:table-cell>
          <table:table-cell table:style-name="ce20" office:value-type="string" calcext:value-type="string">
            <text:p>measure1_internode_sd</text:p>
          </table:table-cell>
          <table:table-cell table:style-name="ce20" office:value-type="string" calcext:value-type="string">
            <text:p>measure2_angle_sd</text:p>
          </table:table-cell>
          <table:table-cell table:style-name="ce20" office:value-type="string" calcext:value-type="string">
            <text:p>measure2_internode_sd</text:p>
          </table:table-cell>
          <table:table-cell table:style-name="ce12" office:value-type="string" calcext:value-type="string">
            <text:p>sd_noise_level</text:p>
          </table:table-cell>
          <table:table-cell table:style-name="ce12" office:value-type="string" calcext:value-type="string">
            <text:p>sd_noise_scale</text:p>
          </table:table-cell>
          <table:table-cell table:style-name="ce12" office:value-type="string" calcext:value-type="string">
            <text:p>mean_noise_bias</text:p>
          </table:table-cell>
          <table:table-cell table:style-name="ce20" office:value-type="string" calcext:value-type="string">
            <text:p>permutation_length</text:p>
          </table:table-cell>
          <table:table-cell table:style-name="ce20" office:value-type="string" calcext:value-type="string">
            <text:p>permutation_likelihood</text:p>
          </table:table-cell>
          <table:table-cell table:style-name="ce20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Plant#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3,8</text:p>
          </table:table-cell>
          <table:table-cell office:value-type="string" calcext:value-type="string">
            <text:p>21,22,23,24</text:p>
          </table:table-cell>
          <table:table-cell office:value-type="string" calcext:value-type="string">
            <text:p>TRUE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seg_error=TRUE / measure= TRUE / noise=FALSE, permutation=TRUE</text:p>
          </table:table-cell>
        </table:table-row>
        <table:table-row table:style-name="ro2">
          <table:table-cell office:value-type="string" calcext:value-type="string">
            <text:p>Plant#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string" calcext:value-type="string">
            <text:p>random,3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(0.25, 0.25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(0,0)</text:p>
          </table:table-cell>
          <table:table-cell table:number-columns-repeated="2"/>
          <table:table-cell office:value-type="string" calcext:value-type="string">
            <text:p>test seg_error=TRUE <text:s/>+ random / measure= FALSE / noise=TRUE, permutation=FALSE/empty</text:p>
          </table:table-cell>
        </table:table-row>
        <table:table-row table:style-name="ro2">
          <table:table-cell office:value-type="string" calcext:value-type="string">
            <text:p>Plant#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(0.25, 0.25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(0,0)</text:p>
          </table:table-cell>
          <table:table-cell table:number-columns-repeated="2"/>
          <table:table-cell office:value-type="string" calcext:value-type="string">
            <text:p><text:span text:style-name="T3">test seg_error=TRUE (one random, one fixed) / measure= FALSE / noise=TRUE</text:span>, permutation=FALSE/empty</text:p>
          </table:table-cell>
        </table:table-row>
        <table:table-row table:style-name="ro2">
          <table:table-cell office:value-type="string" calcext:value-type="string">
            <text:p>Plant#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1,1,21,21,21</text:p>
          </table:table-cell>
          <table:table-cell office:value-type="string" calcext:value-type="string">
            <text:p>10,11,12,13</text:p>
          </table:table-cell>
          <table:table-cell office:value-type="string" calcext:value-type="string">
            <text:p>FALSE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test seg_error=TRUE (one random, one fixed) / measure= FALSE / noise=FALSE, permutation=TRUE</text:p>
          </table:table-cell>
        </table:table-row>
        <table:table-row table:style-name="ro2">
          <table:table-cell office:value-type="string" calcext:value-type="string">
            <text:p>Plant#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(0.1,0.1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(0,0)</text:p>
          </table:table-cell>
          <table:table-cell table:number-columns-repeated="2"/>
          <table:table-cell office:value-type="string" calcext:value-type="string">
            <text:p>test no segmentation error, only noise (test seg_error=FALSE / measure= FALSE / noise=TRUE, permutation=FAL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00:05:58.1044697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19T00:06:46.642566163</dc:date>
    <meta:editing-duration>PT14H48M23S</meta:editing-duration>
    <meta:editing-cycles>114</meta:editing-cycles>
    <meta:document-statistic meta:table-count="2" meta:cell-count="130" meta:object-count="0"/>
  </office:meta>
</office:document-meta>
</file>